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080000000CB432D2E0FF6BC2E2.png" manifest:media-type="image/png"/>
  <manifest:file-entry manifest:full-path="Pictures/10000797000000CA0000013C81601CD6BA26791C.svg" manifest:media-type="image/svg+xml"/>
  <manifest:file-entry manifest:full-path="Pictures/1000174300000310000001261958D809ED8E683F.svg" manifest:media-type="image/svg+xml"/>
  <manifest:file-entry manifest:full-path="Pictures/100002010000001E0000000B5F5C6A90EEB403ED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17172a"/>
    </style:style>
    <style:style style:name="P3" style:family="paragraph" style:parent-style-name="Standard" style:master-page-name="Standard">
      <style:paragraph-properties fo:text-align="start" style:justify-single-word="false" style:page-number="auto" style:writing-mode="lr-tb"/>
      <style:text-properties officeooo:paragraph-rsid="001911bc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fo:font-size="12pt" fo:language="en" fo:country="US" style:letter-kerning="true" style:font-name-asian="Noto Serif CJK SC" style:font-size-asian="12pt" style:language-asian="zh" style:country-asian="CN" style:font-name-complex="Lohit Devanagari" style:font-size-complex="12pt" style:language-complex="hi" style:country-complex="IN"/>
    </style:style>
    <style:style style:name="T2" style:family="text">
      <style:text-properties style:font-name="FreeMono"/>
    </style:style>
    <style:style style:name="T3" style:family="text">
      <style:text-properties style:font-name="FreeMono" officeooo:rsid="0017172a"/>
    </style:style>
    <style:style style:name="T4" style:family="text">
      <style:text-properties style:font-name="FreeMono" officeooo:rsid="001911bc"/>
    </style:style>
    <style:style style:name="T5" style:family="text">
      <style:text-properties style:font-name="Liberation Sans"/>
    </style:style>
    <style:style style:name="T6" style:family="text">
      <style:text-properties officeooo:rsid="0017172a"/>
    </style:style>
    <style:style style:name="T7" style:family="text">
      <style:text-properties officeooo:rsid="001911bc"/>
    </style:style>
    <style:style style:name="T8" style:family="text">
      <style:text-properties style:font-name="Liberation Sans1"/>
    </style:style>
    <style:style style:name="T9" style:family="text">
      <style:text-properties style:font-name="Liberation Sans1" officeooo:rsid="001911bc"/>
    </style:style>
    <style:style style:name="T10" style:family="text">
      <style:text-properties style:font-name="Bitstream Vera Sans"/>
    </style:style>
    <style:style style:name="T11" style:family="text">
      <style:text-properties style:font-name="Bitstream Vera Sans" officeooo:rsid="001911bc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e noticed that if the design matrix is created from data points <text:span text:style-name="T6">within the range of </text:span><text:span text:style-name="T3">[0,1]</text:span>, then the resulting <draw:g text:anchor-type="as-char" svg:y="-0.139in" draw:z-index="1" draw:style-name="gr1"><svg:title>TexMaths</svg:title><svg:desc>12§display§$X^T X$§svg§600§FALSE§</svg:desc><draw:frame draw:style-name="gr2" draw:text-style-name="P4" svg:width="0.3705in" svg:height="0.1394in" svg:x="0in" svg:y="0in"><draw:image xlink:href="Pictures/1000174300000310000001261958D809ED8E683F.svg" xlink:type="simple" xlink:show="embed" xlink:actuate="onLoad" loext:mime-type="image/svg+xml"><text:p/></draw:image><draw:image xlink:href="Pictures/100002010000001E0000000B5F5C6A90EEB403ED.png" xlink:type="simple" xlink:show="embed" xlink:actuate="onLoad" loext:mime-type="image/png"/></draw:frame></draw:g><text:s/>matrix would be close to singularity, and the program would thus raise an error whenever the inverse is calculated, <text:span text:style-name="T1">particularly</text:span> when calculating <draw:g text:anchor-type="as-char" svg:y="-0.1165in" draw:z-index="3" draw:style-name="gr1"><svg:title>TexMaths</svg:title><svg:desc>12§display§\beta§svg§600§FALSE§</svg:desc><draw:frame draw:style-name="gr2" draw:text-style-name="P4" svg:width="0.0953in" svg:height="0.1496in" svg:x="0in" svg:y="0in"><draw:image xlink:href="Pictures/10000797000000CA0000013C81601CD6BA26791C.svg" xlink:type="simple" xlink:show="embed" xlink:actuate="onLoad" loext:mime-type="image/svg+xml"><text:p/></draw:image><draw:image xlink:href="Pictures/10000201000000080000000CB432D2E0FF6BC2E2.png" xlink:type="simple" xlink:show="embed" xlink:actuate="onLoad" loext:mime-type="image/png"/></draw:frame></draw:g><text:s/>or its variance. This, in turn, caused the problem of getting negative values for the variance of some <draw:g text:anchor-type="as-char" svg:y="-0.1165in" draw:z-index="2" draw:style-name="gr1"><svg:title>TexMaths</svg:title><svg:desc>12§display§\beta§svg§600§FALSE§</svg:desc><draw:frame draw:style-name="gr2" draw:text-style-name="P4" svg:width="0.0953in" svg:height="0.1496in" svg:x="0in" svg:y="0in"><draw:image xlink:href="Pictures/10000797000000CA0000013C81601CD6BA26791C.svg" xlink:type="simple" xlink:show="embed" xlink:actuate="onLoad" loext:mime-type="image/svg+xml"><text:p/></draw:image><draw:image xlink:href="Pictures/10000201000000080000000CB432D2E0FF6BC2E2.png" xlink:type="simple" xlink:show="embed" xlink:actuate="onLoad" loext:mime-type="image/png"/></draw:frame></draw:g>’s. Using <text:span text:style-name="T2">pinv</text:span><text:span text:style-name="T7">, however, i</text:span>nstead of <text:span text:style-name="T2">inv</text:span><text:span text:style-name="T5">,</text:span> solved both problems <text:span text:style-name="T1">when calculating the inverses.</text:span></text:p>
      <text:p text:style-name="P1"/>
      <text:p text:style-name="P2">It is also worth mentioning that when the range of values that the raw features can take is increased <text:span text:style-name="T1">to, say,</text:span> <text:span text:style-name="T2">[0,5]</text:span>, instead of <text:span text:style-name="T2">[0,1]</text:span>, the problem of singular matrices immediately disappears even when using <text:span text:style-name="T2">inv</text:span> and the determinant of the matrix <draw:g text:anchor-type="as-char" svg:y="-0.139in" draw:z-index="0" draw:style-name="gr1"><svg:title>TexMaths</svg:title><svg:desc>12§display§$X^T X$§svg§600§FALSE§</svg:desc><draw:frame draw:style-name="gr2" draw:text-style-name="P4" svg:width="0.3705in" svg:height="0.1394in" svg:x="0in" svg:y="0in"><draw:image xlink:href="Pictures/1000174300000310000001261958D809ED8E683F.svg" xlink:type="simple" xlink:show="embed" xlink:actuate="onLoad" loext:mime-type="image/svg+xml"><text:p/></draw:image><draw:image xlink:href="Pictures/100002010000001E0000000B5F5C6A90EEB403ED.png" xlink:type="simple" xlink:show="embed" xlink:actuate="onLoad" loext:mime-type="image/png"/></draw:frame></draw:g><text:s/>becomes greater than zero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Mono" svg:font-family="FreeMon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9-14T10:19:07</meta:creation-date>
    <dc:language>en-US</dc:language>
    <dc:date>2020-09-27T16:28:46.410546464</dc:date>
    <meta:editing-cycles>5</meta:editing-cycles>
    <meta:editing-duration>PT8H7M17S</meta:editing-duration>
    <meta:generator>LibreOffice/6.3.5.2$Linux_X86_64 LibreOffice_project/30$Build-2</meta:generator>
    <meta:document-statistic meta:table-count="0" meta:image-count="0" meta:object-count="0" meta:page-count="1" meta:paragraph-count="2" meta:word-count="120" meta:character-count="728" meta:non-whitespace-character-count="606"/>
  </office:meta>
</office:document-meta>
</file>